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" fo:font-size="28pt" fo:text-shadow="1pt 1pt" style:text-underline-style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-0.318cm" style:text-autospace="none"/>
    </style:style>
    <style:style style:name="P6" style:family="paragraph">
      <style:paragraph-properties fo:margin-left="0.318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Arial" fo:font-size="28pt" fo:text-shadow="1pt 1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P10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text-position="super 58%" style:font-name="Arial" fo:font-size="28pt" fo:text-shadow="1pt 1pt" style:font-size-asian="28pt" style:font-size-complex="28pt"/>
    </style:style>
    <style:style style:name="P11" style:family="paragraph">
      <style:paragraph-properties fo:margin-left="0cm" fo:margin-right="0cm" fo:margin-top="0cm" fo:margin-bottom="0cm" fo:text-align="center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Arial" fo:font-size="16pt" fo:text-shadow="1pt 1pt" style:font-name-asian="Segoe UI1" style:font-size-asian="16pt" style:font-name-complex="Segoe UI1" style:font-size-complex="16pt"/>
    </style:style>
    <style:style style:name="T4" style:family="text">
      <style:text-properties fo:color="#003d73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5" style:family="text">
      <style:text-properties fo:color="#003d73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font-name="Segoe UI Semibold" fo:font-size="32pt" fo:font-style="normal" fo:text-shadow="none" style:font-name-asian="Segoe UI1" style:font-size-asian="32pt" style:font-style-asian="normal" style:font-name-complex="Segoe UI1" style:font-size-complex="32pt" style:font-style-complex="normal"/>
    </style:style>
    <style:style style:name="T7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8" style:family="text">
      <style:text-properties fo:color="#003d73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9" style:family="text">
      <style:text-properties fo:color="#000000" style:font-name="Segoe UI Semibold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0" style:family="text">
      <style:text-properties fo:color="#003d73" style:text-position="super 58%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1" style:family="text">
      <style:text-properties fo:color="#003d73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2" style:family="text">
      <style:text-properties fo:color="#003d73" style:font-name="Segoe UI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3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style:style style:name="T14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5" style:family="text">
      <style:text-properties fo:color="#00508f" style:text-position="super 58%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6" style:family="text">
      <style:text-properties fo:color="#00508f" style:text-position="0% 100%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7" style:family="text">
      <style:text-properties fo:color="#ffffff" style:text-position="0% 100%" style:font-name="Arial" fo:font-size="32pt" fo:text-shadow="1pt 1pt" style:font-name-asian="Segoe UI1" style:font-size-asian="32pt" style:font-name-complex="Segoe UI1" style:font-size-complex="32pt"/>
    </style:style>
    <style:style style:name="T18" style:family="text">
      <style:text-properties fo:color="#000000" style:text-position="0% 100%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9" style:family="text">
      <style:text-properties fo:color="#003d73" style:text-position="0% 100%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20" style:family="text">
      <style:text-properties fo:color="#000000" style:text-position="0% 100%" style:font-name="Arial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524cm" svg:y="0.762cm">
          <draw:text-box>
            <text:p text:style-name="P1"><text:span text:style-name="T1">PSALMODY</text:span></text:p>
            <text:p text:style-name="P1"><text:span text:style-name="T2">Psalm 2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7" draw:layer="layout" svg:width="25.4cm" svg:height="6.97cm" svg:x="1.209cm" svg:y="0.65cm">
          <draw:text-box>
            <text:p text:style-name="P4"><text:span text:style-name="T3"><text:s/></text:span><text:span text:style-name="T4">1</text:span><text:span text:style-name="T5">The LORD is my shepherd; </text:span></text:p>
            <text:p text:style-name="P4"><text:span text:style-name="T6"><text:s text:c="7"/></text:span><text:span text:style-name="T7">I shall not want.</text:span></text:p>
            <text:p text:style-name="P5"><text:span text:style-name="T4">2</text:span><text:span text:style-name="T5">He makes me lie down in green pastures.</text:span><text:span text:style-name="T8"> </text:span></text:p>
            <text:p text:style-name="P6"><text:span text:style-name="T6"><text:s text:c="5"/></text:span><text:span text:style-name="T9"><text:s/></text:span><text:span text:style-name="T7">He leads me beside still wat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4" draw:text-style-name="P9" draw:layer="layout" svg:width="25.4cm" svg:height="4.76cm" svg:x="1.209cm" svg:y="0.65cm">
          <draw:text-box>
            <text:p text:style-name="P4"><text:span text:style-name="T10">3</text:span><text:span text:style-name="T11">He restores my soul.</text:span><text:span text:style-name="T12"> </text:span></text:p>
            <text:p text:style-name="P6"><text:span text:style-name="T13"><text:s text:c="5"/></text:span><text:span text:style-name="T14">He leads me in paths of righteousness for </text:span></text:p>
            <text:p text:style-name="P6"><text:span text:style-name="T14"><text:s text:c="5"/></text:span><text:span text:style-name="T14">his name’s sak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3" draw:text-style-name="P9" draw:layer="layout" svg:width="25.4cm" svg:height="6.97cm" svg:x="1.209cm" svg:y="0.65cm">
          <draw:text-box>
            <text:p text:style-name="P4"><text:span text:style-name="T10">4</text:span><text:span text:style-name="T11">Even though I walk through the valley of the <text:s/></text:span></text:p>
            <text:p text:style-name="P5"><text:span text:style-name="T11"><text:s/></text:span><text:span text:style-name="T11">shadow of death, I will fear no evil, for you are <text:s/></text:span></text:p>
            <text:p text:style-name="P5"><text:span text:style-name="T11"><text:s/></text:span><text:span text:style-name="T11">with me;</text:span></text:p>
            <text:p text:style-name="P6"><text:span text:style-name="T13"><text:s text:c="6"/></text:span><text:span text:style-name="T14">your rod and your staff, they comfort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5" draw:text-style-name="P10" draw:layer="layout" svg:width="24.892cm" svg:height="6.263cm" svg:x="1.778cm" svg:y="0.762cm">
          <draw:text-box>
            <text:p text:style-name="P5"><text:span text:style-name="T15">5</text:span><text:span text:style-name="T16">You prepare a table before me in the presence <text:s/></text:span></text:p>
            <text:p text:style-name="P5"><text:span text:style-name="T16"><text:s text:c="2"/></text:span><text:span text:style-name="T16">of my enemies;</text:span></text:p>
            <text:p text:style-name="P6"><text:span text:style-name="T17"><text:s text:c="5"/></text:span><text:span text:style-name="T18">you anoint my head with oil; </text:span></text:p>
            <text:p text:style-name="P6"><text:span text:style-name="T18"><text:s text:c="5"/></text:span><text:span text:style-name="T18">my cup overflow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5" draw:text-style-name="P10" draw:layer="layout" svg:width="25.146cm" svg:height="6.263cm" svg:x="1.524cm" svg:y="0.849cm">
          <draw:text-box>
            <text:p text:style-name="P5"><text:span text:style-name="T10">6</text:span><text:span text:style-name="T19">Surely goodness and mercy shall follow me</text:span></text:p>
            <text:p text:style-name="P6"><text:span text:style-name="T19">all the days of my life,</text:span></text:p>
            <text:p text:style-name="P6"><text:span text:style-name="T20"><text:s text:c="5"/></text:span><text:span text:style-name="T18">and I shall dwell in the house of the LORD </text:span></text:p>
            <text:p text:style-name="P6"><text:span text:style-name="T18"><text:s text:c="5"/></text:span><text:span text:style-name="T18">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>
        <draw:frame draw:style-name="gr6" draw:text-style-name="P12" draw:layer="layout" svg:width="25.4cm" svg:height="6.35cm" svg:x="1.27cm" svg:y="0.508cm">
          <draw:text-box>
            <text:p text:style-name="P11"><text:span text:style-name="T21">C:</text:span><text:span text:style-name="T21"><text:tab/></text:span><text:span text:style-name="T22">Glory be to the Father and to the Son</text:span></text:p>
            <text:p text:style-name="P11"><text:span text:style-name="T22">and to the Holy Spirit; </text:span></text:p>
            <text:p text:style-name="P11"><text:span text:style-name="T14">as it was in the beginning, is now,</text:span></text:p>
            <text:p text:style-name="P11"><text:span text:style-name="T14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0T08:41:10.006000000</meta:creation-date>
    <dc:title>Hymn template</dc:title>
    <meta:editing-duration>PT34M30S</meta:editing-duration>
    <meta:editing-cycles>15</meta:editing-cycles>
    <meta:generator>LibreOffice/6.0.5.2$Windows_X86_64 LibreOffice_project/54c8cbb85f300ac59db32fe8a675ff7683cd5a16</meta:generator>
    <meta:initial-creator>Arthur Hoch</meta:initial-creator>
    <dc:date>2018-07-17T17:05:23.531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0-10T08:41:09.694000000"/>
  </office:meta>
</office:document-meta>
</file>